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15pt"/>
    </style:style>
    <style:style style:name="co2" style:family="table-column">
      <style:table-column-properties fo:break-before="auto" style:column-width="390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stand_segref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stand_id</text:p>
          </table:table-cell>
          <table:table-cell office:value-type="string" calcext:value-type="string">
            <text:p>Ortsn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dhoe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akopmu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uirla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okoland (Kaoko Veld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entral-Namibi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lahari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ngko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indi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aipu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oti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lore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est-Timo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st-Timo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ombo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umbaw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umb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euirland: Nordostküst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euirland: Nordostküste, Südwestküste, Inland, Randinseln, Lavongai (Neuhannover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. Matthias: Tench-Insel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euguinea: Südküst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so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kal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antepao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itun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olsempan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arungia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ulawesi: Mamasa Gebirge, Banda-Pas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dmiralitätsinsel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an Jua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matitlá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an Cristóba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ennem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ourouss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onakry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akar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ccr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ambi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alemban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uar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umatra: Enim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üd-Sumatr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ozeur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atmat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hursday Island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Queensland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ew South Wale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York-Halbinse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euguinea: Südküste, Nordküste, Sepik, nördliches Neuguinea, Hansa Bay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au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ngko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uineaküs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estsuda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lenqu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ío San Jorg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ío Sinú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Oberer Amazona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iahuanac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ekin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ikko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Kobikid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Yokoham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oky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Osak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Kyot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ar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ugadaira-Berg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amagori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ngkor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hnom Penh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ngkok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stillo del Teay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Veracruz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anoi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gkor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han-Staate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ongsali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ouaphan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Luang Praban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ekon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onki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on La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ai Châu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o Bằn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à Gian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ekin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hengdu (Chengtu)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Yunnan (Yünnan)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ichua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haanxi (Shen-si)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hanxi (Shansi)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uangxi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Jinsha Jiang (Yangtse)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anger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lgier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Biskr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uni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Hawaii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ountyinsel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dney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Hobart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asmanien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abah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l Kantara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imgad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ouggourt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lgier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onstantin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iskra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Marrakesch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è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ubien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angkok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Jaipur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ranasi (Benares)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orobudur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imor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Nias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umba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lore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Mexico City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Yucatán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euguinea: Sepik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umatra: Toba-Se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Umboi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eubritannien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iassi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Nordsalomonen: Buka, <text:s/>Bougainville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Neuguinea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Neuirland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. Matthias: Tench-Inseln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dmiralitätsinseln: Manu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alomonen: New Georgia, Guadalcanal, St. Cristobal, Malaita, Santa An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anta Cruz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mbrym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Espiritu Santo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avongai (Neuhannover)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imashq (Damaskus)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akkah (Mekka)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Al Madinah (Medina)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Westsudan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asel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franz. Sudan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Gran Chaco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Yogyakarta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umatra: Toba-Se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eram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imor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Bogor (Buitenzorg)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entawai-Insel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enpaser (Denpasar)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Jakarta (Batavia)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Palembang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Yokoham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Kyoto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Hokkaido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Kamakura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Nara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an Cristobal: Inland, Südküst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Ugi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anta Ana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Guadalcanal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avo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alaita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New Georgia: Marovo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Grand Canyon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Ubaté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hiquinquirá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Veracruz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onte Albán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Oaxaca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euguinea: Sepik, Mittelsepik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rto Novo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Dimashq (Damaskus)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Kaukasien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Kaukasien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inai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ulawesi: Limboto-Se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Buol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ulawesi: Limboto-Se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Loyalitätsinseln: Maré, Lifou, Ouvéa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Irian Jaya: Humboldt Bay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euguinea: Südküste, Nordküste, Sepik, nördliches Neuguinea, Hansa Bay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Lake Pyers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e Grey River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Queensland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Yogyakarta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Jakarta (Batavia)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ias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Kleine Sunda-Inseln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Leti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Neuguinea: Hansa Bay, Sepik, Osthorn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Neuirland: Nordostküst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iassi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Jacquinot Bay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eubritannien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dmiralitätsinseln: Manu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Nordsalomonen: Buka, <text:s/>Bougainvill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Neuguinea: Sepik, Papua Golf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Gazelle-Halbinsel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Ambrym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New Georgia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Malekula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Loyalitätsinseln: Maré, Lifou, Ouvéa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Gazelle-Halbinsel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Tikopia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mazona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Orinoco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Río Negro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Río Içana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rand Canyon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Ambrym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Espiritu Santo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anta Cruz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umatra: Toba-Se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amosir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Lambaréné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Kinshasa (Léopoldville)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Rabat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Al Giza (Giseh)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ew South Wale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andung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Bogor (Buitenzorg)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uidanglaya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Jakarta (Batavia)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Nikko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Osaka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Kyoto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Guangdong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Neuguinea: Südküste, Inland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Levuka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uva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Api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Pago Pago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eiafu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Nukualofa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Vavaʻu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Himalaya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euguinea: Nordostküste, Hansa Bay, Astrolabe Bay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Neubritannien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Xingu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mazona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Nord-Nigeria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abah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lgier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onstantin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West-Australien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atagonien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Feuerland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Guineaküst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Astrachan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Wolga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Amur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Kirgisensteppe (Kasachensteppe)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Aru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Neuguinea: Sepik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Tanna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Espiritu Santo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Wakamba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Jakarta (Batavia)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Maluku (Molukken): West-Seram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Kleine Sunda-Inseln: Flores, Alor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uezkanal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Yokohama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okohama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Mianoshita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Hakonegasaki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Ikaho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hanghai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Yokohama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Aceh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Vancouver Island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British Columbia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Neuguinea: Sepik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Luzon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Jerusalem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igu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Tebessa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jelfa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Algier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Kabylei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Kalimantan: Ob. Kapua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Usambar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uezkanal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Jaipur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Varanasi (Benares)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Kalcutta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olombo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Medan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Nia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Mentawai-Insel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Maluku (Molukken): West-Seram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Malakka (Malacca)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Nord-Australien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Zentral-Australien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Queensland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Amazona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Malakka (Malacca)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antiago de Chile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hantou (Swatow)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Ku-Fon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uratour (?)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uratour (?)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Guangdong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handong (Schantung)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anshui (Samshui)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Wuzhou (Wuchow)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Guangdong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Kongmoon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Guangdong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hantou (Swatow)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Yunnan (Yünnan)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Fujian (Fukien)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Hainan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Udaipur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Luzon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Nord-Sulawesi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Ternate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Irian Jaya: Arfak- Gebiet, Biak, Japen, Humboldt Bay, Sko, Sentani-Se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Trobriand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Ostpapua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Neuguinea: Papua Golf, Aird Delta, Purari Delta, Hall Sound, Mafulu, Osthorn, Rogeia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Neubritannien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Annam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Uxmal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üd-Indien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Durban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KwaZulu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Weisser Nil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Victoriasee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Zanzibar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Grand Canyon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Bac Kan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Angkor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Bac Kan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Annam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Oberer Amazona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Abu Simbel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Assuan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Khartum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Asmera (Asmara)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Mits'iwa (Massaua)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Khartum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Thanjavur (Tanjore)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Assam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Nagaland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Kaschmir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Ladakh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Assam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Mentawai-Insel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Lombok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Nia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Madura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Irian Jaya: Süden, Sentani-See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Neuguinea: Zentral, Hochland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Irian Jaya: Süden, Frederik-Hendrik- Inseln, Sentani-See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Neuguinea: Südküste, Papua Golf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Bamako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Gaoua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Neuguinea: Papua Golf, Osthorn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Trobriand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Nias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Mentawai-Insel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Baghdad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Jerusalem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Kyoto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Kyoto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okyo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Guangdong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Annam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uevo Laredo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Mitla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Guadalajara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tequiza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Manila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Los Banos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Luzon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Nias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Anuradhapura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Mount Lavinia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Kalcutta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Varanasi (Benares)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Madras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Bangkok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Phnom Penh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Angkor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nnam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inang (Penang)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Tunis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Sfax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Hammamet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Tozeur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Tlemcen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abat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Fès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Pointe-à-Pitre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Santa Lucia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Aden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Yangon (Rangun)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Kabylei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Fès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Rabat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Tanger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Bangkok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Buxoro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Theben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Port Said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Aden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Tunis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Algier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Nil-Delta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Mandalay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Yangon (Rangun)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Bhamo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Irrawaddy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Guangdong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Kowloon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Jaipur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Varanasi (Benares)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Kalcutta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Darjiling (Darjeeling)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Jakarta (Batavia)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Bogor (Buitenzorg)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Baguio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Luzon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Kyoto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Pinang (Penang)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Tehuantepec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euguinea: Papua Golf, Osthorn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Malaita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New Georgia: Marovo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Baalbek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Dimashq (Damaskus)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Hanoi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Kaukasien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anta Fe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Südwestl. Staaten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New Mexico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uezkanal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Vogelkop-Halbinsel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Kalimantan: Mahakam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Barito-Kapuas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Nord-Sumatra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Zental-Sumatra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Angkor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Cholen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Ho Chi Minh (Saigon)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Malakka (Malacca)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Annam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Cochinchina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Guangdong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Shanghai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Yeddo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Kobe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Osaka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Madeira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Kalcutta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Varanasi (Benares)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Lucknow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Lahore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Jakarta (Batavia)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Bogor (Buitenzorg)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Izmir (Smyrna)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Istanbul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Río Sinú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Kai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Kimberley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Grand Canyon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Jerusalem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Yafo (Jaffa)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Tel Aviv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Kabul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Jinsha Jiang (Yangtse)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Peking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Nanjing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Shanghai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Hankou (Hankow)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Ya'an (Yenan)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Chongqing (Chungking)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Yunnan (Yünnan)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Nord-China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Chengde (Jehol)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Changchun (Hsingking)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andschurei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Jilin (Kirin)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Kioka-ku-See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Kashgar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Xinjiang (chin. Turkestan)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Innere Mongolei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Sian-fu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Lanzhou (Lanchow)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Xining (Sining)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Qinghai Hu (Koko-Nor)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Gansu (Kansu)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Kaschmir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St. Petersburg (Leningrad)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Archangelsk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Novaya Zemlya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Franz-Josef-Land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Neusibirische Inseln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Angkor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Omaha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anto Domingo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Dembi Dolo (Demlidolo)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Beti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Balkan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Karadeniz Bogazi (Bosporus)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amarkand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hylek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Mary (Merv)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Guangdong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La Plata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Feuerland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Guangdong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Accra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Kumasi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Neapel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Granada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Tirol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izilien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Madeira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Dalmatien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Pinang (Penang)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Mexiko-Hochland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Hawaii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Halab (Alep)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Dimashq (Damaskus)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Bursa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an Francisco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Oregon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Kalifornien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Xinjiang (chin. Turkestan)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Darwin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Accra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Winneba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Shanghai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Mandschurei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Heilongjiang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Yellowstone Park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Shanghai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Tianjin (Tientsin)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Peking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Medan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inang (Penang)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Valparaíso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Patagonien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Anden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New South Wales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Tasmanien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Hainan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Sichuan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Gongga Shan (Minya Konka)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Java: Merapi-Vulkan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Bahia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Timor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aluku (Molukken)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Bismarck-Archipel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Detroit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Appalachen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Colorado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Kalifornien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Oregon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lberta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Lake Superior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Baja California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Himalaya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Hawaii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Sibirien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Novaya Zemlya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Nordwest-Thailand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Morro Bay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Ventura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Oklahoma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Grand Canyon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Beni Ounif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mazonas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Paré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Kalcutta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Simla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Nord-Indien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Ganges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Spiti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Kalifornien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Colorado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Niagara-Fälle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Zanzibar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Ankara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Edirne (Adrianopel)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Balikesir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Bursa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Tavas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Tschal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Kal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Anden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Zürich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Montreal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Salt Lake City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San Francisco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Shanghai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Peking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Suezkanal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Srinagar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Mungil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Sangum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Udaipur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Shalimar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Jammu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Kaschmir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Himalaya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Darjiling (Darjeeling)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Kalcutta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Lucknow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Varanasi (Benares)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Lahore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Jakarta (Batavia)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Nikko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Kyoto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Tokyo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inang (Penang)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Sikkim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Amazonas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Apia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Pago Pago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Nukualofa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Aden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Lealui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Nalolo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Kasungula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Barotseland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Zambesi-Fluss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Angkor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Port Said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Colombo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Kandy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Genf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Tasmanien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Angkor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ngkok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eking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La Paz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Quito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Potosi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Cuzco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mazonas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Chaco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Anden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Orinoco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Patagonien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Feuerland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Yucatán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Genf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Lappland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Sardinien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Banat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Assuan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Sues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Port Said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Edfu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Al Giza (Giseh)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Medinet-Abou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Kalcutta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Varanasi (Benares)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Lucknow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Jakarta (Batavia)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Borobudur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Bogor (Buitenzorg)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Surakarta (Solo)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Seram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Sarawak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Fuji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Hakone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Kowa-ga-take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Zomba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Kambylté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Kasbet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Koban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Santarro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Ossetien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San Miguel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Antipolo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Luzon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Kandy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Colombo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Peradeniya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Kelyana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Umwara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Ho Chi Minh (Saigon)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Aden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Dogali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aint-Pierre (Saint-Pierre und Miquelon)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Sankt-Paul-Insel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Nafana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Santana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Bondoukou (Bronkponko)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Suezkanal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Wallis-Insel: Uvea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Sankt-Paul-Insel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Kerguelen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Heard (Insel)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Kandy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Colombo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Dar es Salaam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Dschibuti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Dikhil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Tanna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Pentecéte,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Ambrym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Malekula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Espiritu Santo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Banks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Aoba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Kabylei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Feuerland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Kassimow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ssuan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Niltal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its'iwa (Massaua)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Sibirien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Baghdad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Istanbul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Tbilisi (Tiflis)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Tunis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Tarabulus (Tripolis)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Halab (Alep)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Birecik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Tuni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Theben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akthar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iga Insel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Istanbul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Orfa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Aden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Jerewan (Eriwan)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Mesopotamien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Bokatu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Kinshasa (Léopoldville)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ma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Tirana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Alessio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Balkan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Transsilvanien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Banat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Córdoba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Tucumán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ato Grosso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Zambesi-Flus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Jerusalem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Beirut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esellschaftsinsel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apeet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uzc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epit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iticaca-Se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eking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oa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olana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anta Cruz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rinoco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Chicla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S. Isabel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El Kantara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Río Putumayo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Mission Maloga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Mission Lake Tyers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Adelaid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Tasmanien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Puebla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Yakutie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Ho Chi Minh (Saigon)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Shanghai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Hokkaido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Honolulu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Hawaii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Timbuktu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Algier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Tlemcen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Béchar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Constantine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El Kantara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Ouargla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Djémila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Oran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Ghardaia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Aurés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Istanbul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Dimashq (Damaskus)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Yokohama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Kawasaki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Tokyo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Kyoto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Nagasaki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Kanazawa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Sesheke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Zambesi-Fluss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Le Cap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Victoriafälle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Lambaréné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Dakar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onakry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Lagos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Mupanda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Lobito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Kalukembe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Kipungu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Lunda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Kunene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Kuvelai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Kuando-Kubango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Guayara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La Paz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Oruro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Cauquénes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Alto Paraná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Anden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Patagonien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Mato Grosso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Feuerland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Kumasi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Abetifi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Genf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Borobudur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Flores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Memphis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Foumban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Libreville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Woleu-Ntem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Algier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Tlemcen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Touggourt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Biskra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Taza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Fès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Meknès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Rabat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Marrakesch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Tozeur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Gabès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Matmata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Boghar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Laghouat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Berriane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Ghardaia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Bou Saada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Constantine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Biskra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Algier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Zifta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Heliopolis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Senaïta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Ghidila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El Karnak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Abu Simbel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Assuan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Theben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Madurai (Madura)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Dakar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Kairouan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Karthago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Tunis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Aïn-Draham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Sidi Bou Saïd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Istanbul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Sizilien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Capri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Funchal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Aguelhok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Tessalit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Reggane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Kerzaz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Beni Abbés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Colomb-Béchar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Algier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Sahara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Adrar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Hudson Bay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Sotuba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Baguinéda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Niafunké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Sansanding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Mopti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Goundam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Bourem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Gao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Sesheke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Séfula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Zambesi-Fluss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Victoriafälle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Johannesburg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Bloemfontein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Oranje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Sredny Kdlimsk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Sibirien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Hué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Bogotá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Luanda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Lobito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Kapunda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Kapelongo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Mupanda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Katylia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Kunene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Kuvelai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Kuando-Kubango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Grand-Bassam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Cotonou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Port Said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Lambaréné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Brazzaville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Mbandaka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Matadi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Kinshasa (Léopoldville)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Victoriasee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Dschibuti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Dakar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Conakry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Algier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Constantine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Kabylei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Sinai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Niltal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Suezkanal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Jerusalem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Istanbul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Galiläa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Judäa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Samarien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Totes Meer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Bekaa-Ebene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Hermon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Negev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Sinai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Galiläa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Bekaa-Ebene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Hermon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Transvaal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Anatolien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Kaukasien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Elbrus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Chorasan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Chengde (Jehol)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Mandschurei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Gansu (Kansu)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Shaanxi (Shen-si)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Kerala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Kaschmir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Himalaya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Karakorum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Hindukusch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Kunlun Shan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Kysylkum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Pamir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Takla Makan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Tarim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Tien Shan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Xinjiang (chin. Turkestan)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Qinghai (Ts'inghai)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Fargʻona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Hunzukuc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Dsungarei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Karakalpakistan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Algier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Constantine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Kabylei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Sinai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Niltal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Suezkanal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Galiläa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Samarien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Judäa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Negev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Totes Meer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Bekaa-Ebene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Hermon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Amazonas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Plains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Ober-Ägypten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Phnom Penh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Palau: Koror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Apia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Neuguinea: Astrolabe Bay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Bogadjim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westl. Inseln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Wuwulu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Admiralitätsinseln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Luzon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Mindanao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Lombok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Seram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Nias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Aoba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Vanua Lava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Maghreb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Atlas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Port Said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Tarabulus (Tripolis)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Al Khums (Homs)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Tunis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Algier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Shanghai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Levante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Zentral-Java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West-Java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West-Sumatra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Sunda-Inseln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St. Laurent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Beirut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Dimashq (Damaskus)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Jerusalem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Jericho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Hawaii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Ho Chi Minh (Saigon)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Karthago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Tunis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Bizerta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Levante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Punta Arenas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Hanoi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Haiphong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Honshū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Hokkaido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Nord-Sumatra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Shanghai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Ost-Java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Nord-Luzon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Mindanao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Queensland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Himalaya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Benin City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Korhogo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Sinématiali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Cochin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Tellicherry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Nagpur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Bursa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Dar es Salaam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Mahenge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Tarangambadi (Tranquebar)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Koromandel-Küste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Punjab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Amur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Zanzibar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El Tur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El Arbain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Abu Hameita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Umm Arad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Raje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Umm Schih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Sinai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Tunis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Kudo Felasi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Hlibaret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Halai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Saganeiti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Mansurah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Tarabulus (Tripolis)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Toamasina (Tomatave)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Mahajanga (Majunga)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Andavakutuku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Nosy Be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Essaouira (Mogador)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Casablanca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Safi (Saffi)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Essaouira (Mogador)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Luderitz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Yala (Farm)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Waltesburg (Missionsstation)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Kaberasch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Arusha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Zanzibar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Tijucas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Botafogo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Al Giza (Giseh)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Nubien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Mandalay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Moulmain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Pegu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Yangon (Rangun)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Darjiling (Darjeeling)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Kalcutta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Ambere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Varanasi (Benares)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Jaipur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Lucknow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Kanpur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Madurai (Madura)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Thanjavur (Tanjore)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Tiruchchirappalli (Trichinopoly)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Himalaya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Sikkim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Nord-Indien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Süd-Indien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Bengalen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Mysore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Kandy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Deli Sumatra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Colombo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Anuradhapura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Kandy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La Paz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Cuzco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Arequipa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Puno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Pissac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Ollantaytambo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Checcacupe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Cacha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Titicaca-See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Asyut (Assiut)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Assuan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Nubien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Asmera (Asmara)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Ginda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Hlibaret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Mits'iwa (Massaua)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Keren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Assab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Obock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Darjiling (Darjeeling)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Colombo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Himalaya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Kuching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Sarawak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Keliba-River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Kapit-River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Mihing-River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Rajang-River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Kanowit-River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Yokohama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Osaka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Aden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Chinde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Marromeu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Chikwawa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Katungu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Nsanje (Port Herald)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Chiromo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Malindi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Zambesi-Fluss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Shire-Fluss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Ruo-Fluss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Chiramba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Nyasa-See (Malawisee)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Bangkok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Arima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Trinidad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Chikwawa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Zambesi-Fluss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Shire-Fluss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Nyasa-See (Malawisee)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Kanchipuram (Conjeeveram)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Mamallapuram (Mahabalipuram)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Madras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Madurai (Madura)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Pune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Ganeshkhind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Nord-Sudan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Ohio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South Carolina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Virginia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Pennsylvania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Yunnan (Yünnan)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Port Said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Mits'iwa (Massaua)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Suezkanal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Jinsha Jiang (Yangtse)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Peking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Nanjing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Shanghai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Chengde (Jehol)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Hankou (Hankow)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Qingdao (Tsingtao)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Suzhou (Sutschau)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Ya'an (Yenan)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Changchun (Hsingking)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Nord-China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Mandschurei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Jinsha Jiang (Yangtse)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Yunnan (Yünnan)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Innere Mongolei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Lagos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Kinshasa (Léopoldville)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Brazzaville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Sabarmati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Neu-Dehli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Mathura (Muttra)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Lucknow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Varanasi (Benares)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Bodh Gaya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Sarnath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Jamshedpur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Puri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Mysore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Koromandel-Küste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Rawalpindi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Kaschmir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Manila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Aden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Ankara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Istanbul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Baghdad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Kirkuk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Basrah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Persepolis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Tehran (Teheran)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Beirut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Baalbek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Tadmur (Palmyra)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Anatolien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Syrische Wüste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Bangkok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Chieng-Mai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Chantaboon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Ayuthia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Ho Chi Minh (Saigon)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Angkor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Sian-fu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Lanzhou (Lanchow)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Xining (Sining)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Tankar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Kumbum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Qinghai Hu (Koko-Nor)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Gansu (Kansu)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Lin-Pin-Shan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Neuguinea: Mount Hagen, Sepik, Ramu, Madang-Distrikt, Bismarck-Gebirge, Nordküste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Suezkanal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Kabul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Kabul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Herat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Ost-Afghanistan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Chitral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Kabul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Bagh-e-Babur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Kabul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Aliabad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Dschalalabad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Herat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Kandahar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Laghman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Qal'eh-ye Bost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Lashkar Gah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Nuristan (Kafiristan)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Bamiyan-Tal 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Südost-Afghanistan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West-Afghanistan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Herat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Kabul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Halab (Alep)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Kabul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Dschalalabad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Paghman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Kabul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Dschalalabad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Peshawar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Kabul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Kabul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Paghman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Dschalalabad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Kabul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Mesopotamien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Kashgar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Xinjiang (chin. Turkestan)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Adis Abeba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Dire Dawa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Harerge (Harrar)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Soddo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Biskra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Tarabulus (Tripolis)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Bogor (Buitenzorg)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Borobudur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Irian Jaya: Baliem Valley, Lake Habbema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Port Said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Assuan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Oran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Algier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Mendoza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Córdoba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Neuquén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Bahia Blanca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Mar del Plata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Tandil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Colonia Dora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Cabaña Tuyú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Santiago del Estero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Malbrán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Ushuaia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Ultima Esperanza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Punta Arenas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Oruro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Montevideo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Ponta Grossa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Rosario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Porto Alegre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Asunción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Buenos Aires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São Paulo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Río Negro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Sydney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Melbourne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Thursday Island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Eldorado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Alto Paraná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Valparaíso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Santiago de Chile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Monte Sarmiento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Lago Llanquihue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Aluminé-See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La Paz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Titicaca-See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Dschibuti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Hawaii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Cochin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Darjiling (Darjeeling)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Puri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Shillong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Mohenjo Daro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Jerusalem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Yafo (Jaffa)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Dimashq (Damaskus)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Halab (Alep)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Byblos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Istanbul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Antalya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Bet Lehem (Bethlehem)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Aden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Ho Chi Minh (Saigon)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Cochinchina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Quebec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Western Canada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Yap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Nauru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Ponape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Habana (Havana)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Baalbek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Tanger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Rabat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Tarabulus (Tripolis)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Al Khums (Homs, Leptis Magna)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Assuan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Edfu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El Karnak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Auckland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Rotorua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Wellington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Suva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Apia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Honolulu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Hawaii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Mohenjo Daro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Port Moresby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Bangkok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Angkor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Melaka (Malacca)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Pinang (Penang)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Himalaya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Scarborough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London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Eastbourne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Rom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Les Eyzies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Athen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Kopenhagen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Wien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Dordogne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Alpen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Constantine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Tarabulus (Tripolis)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Jaipur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Sukkur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Lago de Atitlán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Sololá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Quetzaltenango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Antigua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Río Nabiléque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Río San Lorenzo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Mato Grosso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Mato Grosso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Süd-Sumatra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Talamanco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Juan Viñas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Timor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Tehran (Teheran)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Aden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Euphrat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Sinai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Cagayan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Khabarovsk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Sibirien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Amur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Oberer Romuro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Mato Grosso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Amazonas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Dadi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Gambela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Tukul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Lakunte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Omandongo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Yangon (Rangun)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Mandalay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Bhamo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Irrawaddy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oonoor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Nilgiri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Hawaii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Dar es Salaam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Tabora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Bukoba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Muanza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Kordofan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Yangon (Rangun)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Tonkin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Annam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Andamanen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Huehuetenango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Estancia Fischer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Patagonien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Aluminé-See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Asunción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Kaschmir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Antigua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Hawaii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El Karnak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Assuan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Theben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Philae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Abu Simbel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Loango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Bhamo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Yangon (Rangun)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Ober-Burma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Irrawaddy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Hainan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Darjiling (Darjeeling)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Kalcutta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Patna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Sarnath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Kathmandu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Bengalen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Ganges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Brahmaputra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Ellora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Ajanta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Jaipur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Udaipur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Jodhpur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Mount Abu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Allahabad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Varanasi (Benares)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Mysore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Mohenjo Daro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Lahore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Peshawar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Ajmer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Aravalli-Gebirge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Bundelkhand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Dekkan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Malabar-Késte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Nilgiri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Western Ghats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Punjab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Kaschmir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Sindh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Chaiber-Pass (Khaiber-Pass)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Lashkar Gah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Madras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Madurai (Madura)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Rameshwaram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Assam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Nagaland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Andamanen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Borobudur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Sunda-Inseln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Flores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Timor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Nias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Maluku (Molukken)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Kai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Seram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Luzon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Malau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Admiralitätsinseln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Trobriand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Izmir (Smyrna)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string" calcext:value-type="string">
            <text:p>Maguesia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Kairo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Kordofan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Victoriasee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Kivu-See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Ouargla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Sahara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Buenos Aires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Mendoza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San Pedro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Laguna de Parinar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Beni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string" calcext:value-type="string">
            <text:p>Nazca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Río Paranà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Irrawaddy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Haerbin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string" calcext:value-type="string">
            <text:p>Hawaii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Bombay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Matheran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Srirangam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Hyderabad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string" calcext:value-type="string">
            <text:p>Jaipur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Kaira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Taj Mahal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Tangar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Madurai (Madura)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Thanjavur (Tanjore)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Varanasi (Benares)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string" calcext:value-type="string">
            <text:p>Kandy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Colombo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Yangon (Rangun)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Sindh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string" calcext:value-type="string">
            <text:p>Borobudur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string" calcext:value-type="string">
            <text:p>Jakarta (Batavia)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Paranbanan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string" calcext:value-type="string">
            <text:p>Manila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string" calcext:value-type="string">
            <text:p>Kalimantan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Sulawesi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string" calcext:value-type="string">
            <text:p>Sumatra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string" calcext:value-type="string">
            <text:p>Lombok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string" calcext:value-type="string">
            <text:p>Tehran (Teheran)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Jerusalem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Halab (Alep)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Istanbul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Jordan-Tal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Dimashq (Damaskus)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string" calcext:value-type="string">
            <text:p>Baalbek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string" calcext:value-type="string">
            <text:p>Bet Lehem (Bethlehem)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string" calcext:value-type="string">
            <text:p>Yafo (Jaffa)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string" calcext:value-type="string">
            <text:p>Beirut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Fergana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Bissau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Tschad-See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San Francisco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Kalifornien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Sukkur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Amazonas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Río Makyo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string" calcext:value-type="string">
            <text:p>Río Uaupés (Réo Vaupé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5T11:27:45.834000000</dc:date>
    <meta:editing-duration>PT2M30S</meta:editing-duration>
    <meta:editing-cycles>1</meta:editing-cycles>
    <meta:document-statistic meta:table-count="1" meta:cell-count="3618" meta:object-count="0"/>
    <meta:generator>LibreOffice/6.1.2.1$Windows_X86_64 LibreOffice_project/65905a128db06ba48db947242809d14d3f9a93fe</meta:generator>
  </office:meta>
</office:document-meta>
</file>